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 mass</text:p>
          </table:table-cell>
          <table:table-cell office:value-type="string" calcext:value-type="string">
            <text:p>e mass</text:p>
          </table:table-cell>
          <table:table-cell office:value-type="string" calcext:value-type="string">
            <text:p>C mass</text:p>
          </table:table-cell>
        </table:table-row>
        <table:table-row table:style-name="ro1">
          <table:table-cell table:formula="of:=3.3452E-027" office:value-type="float" office:value="3.3452E-027" calcext:value-type="float">
            <text:p>3.3452E-27</text:p>
          </table:table-cell>
          <table:table-cell table:formula="of:=9.10938356*10^-31" office:value-type="float" office:value="9.10938356E-031" calcext:value-type="float">
            <text:p>9.10938356E-31</text:p>
          </table:table-cell>
          <table:table-cell table:formula="of:=1.994 *10^-26" office:value-type="float" office:value="1.994E-026" calcext:value-type="float">
            <text:p>1.994E-26</text:p>
          </table:table-cell>
        </table:table-row>
        <table:table-row table:style-name="ro1">
          <table:table-cell/>
          <table:table-cell table:formula="of:=[.B2]/[.A2]" office:value-type="float" office:value="0.000272312075810116" calcext:value-type="float">
            <text:p>0.00027231207581</text:p>
          </table:table-cell>
          <table:table-cell table:formula="of:=[.B2]/[.C2]" office:value-type="float" office:value="0.0000456839697091274" calcext:value-type="float">
            <text:p>4.56839697091274E-05</text:p>
          </table:table-cell>
        </table:table-row>
        <table:table-row table:style-name="ro1">
          <table:table-cell table:number-columns-repeated="2"/>
          <table:table-cell table:formula="of:=[.C2]/[.A2]" office:value-type="float" office:value="5.96077962453665" calcext:value-type="float">
            <text:p>5.960779624536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10:31:14.858684899</meta:creation-date>
    <dc:date>2019-11-18T14:29:11.569527767</dc:date>
    <meta:editing-duration>P7DT3H42M38S</meta:editing-duration>
    <meta:editing-cycles>2</meta:editing-cycles>
    <meta:generator>LibreOffice/6.1.2.1$MacOSX_X86_64 LibreOffice_project/65905a128db06ba48db947242809d14d3f9a93fe</meta:generator>
    <meta:document-statistic meta:table-count="1" meta:cell-count="9" meta:object-count="0"/>
  </office:meta>
</office:document-meta>
</file>